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30000011E6343E62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ad16" officeooo:paragraph-rsid="0003ad16"/>
    </style:style>
    <style:style style:name="P2" style:family="paragraph" style:parent-style-name="Standard">
      <style:text-properties officeooo:rsid="00033e55" officeooo:paragraph-rsid="00033e55"/>
    </style:style>
    <style:style style:name="P3" style:family="paragraph" style:parent-style-name="Standard">
      <style:text-properties officeooo:rsid="00033e55" officeooo:paragraph-rsid="0004455d"/>
    </style:style>
    <style:style style:name="P4" style:family="paragraph" style:parent-style-name="Standard">
      <style:text-properties officeooo:rsid="00033e55" officeooo:paragraph-rsid="0005d9a5"/>
    </style:style>
    <style:style style:name="P5" style:family="paragraph" style:parent-style-name="Standard">
      <style:text-properties fo:font-weight="bold" officeooo:rsid="0005d9a5" officeooo:paragraph-rsid="0005d9a5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3ad16" officeooo:paragraph-rsid="0003ad16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4455d" officeooo:paragraph-rsid="0004455d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033e55" officeooo:paragraph-rsid="0004455d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4455d" officeooo:paragraph-rsid="0004455d" style:font-weight-asian="normal" style:font-weight-complex="normal"/>
    </style:style>
    <style:style style:name="P10" style:family="paragraph" style:parent-style-name="Standard">
      <style:text-properties fo:font-style="italic" officeooo:rsid="00033e55" officeooo:paragraph-rsid="00033e55" style:font-style-asian="italic" style:font-style-complex="italic"/>
    </style:style>
    <style:style style:name="P11" style:family="paragraph" style:parent-style-name="Standard">
      <style:text-properties fo:font-style="italic" fo:font-weight="bold" officeooo:rsid="00033e55" officeooo:paragraph-rsid="00033e55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style:text-underline-style="none" fo:font-weight="bold" officeooo:rsid="0005d9a5" officeooo:paragraph-rsid="0005d9a5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normal" style:text-underline-style="none" fo:font-weight="bold" officeooo:rsid="0005d9a5" officeooo:paragraph-rsid="0005d9a5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style:text-underline-style="solid" style:text-underline-width="auto" style:text-underline-color="font-color" fo:font-weight="bold" officeooo:rsid="0005d9a5" officeooo:paragraph-rsid="0005d9a5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rsid="0003ad16" officeooo:paragraph-rsid="0003ad16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4455d" officeooo:paragraph-rsid="00033e5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d9a5" style:font-weight-asian="bold" style:font-weight-complex="bold"/>
    </style:style>
    <style:style style:name="T3" style:family="text">
      <style:text-properties officeooo:rsid="0004455d"/>
    </style:style>
    <style:style style:name="T4" style:family="text">
      <style:text-properties officeooo:rsid="0005920f"/>
    </style:style>
    <style:style style:name="T5" style:family="text">
      <style:text-properties fo:font-style="italic" officeooo:rsid="0005920f" style:font-style-asian="italic" style:font-style-complex="italic"/>
    </style:style>
    <style:style style:name="T6" style:family="text">
      <style:text-properties fo:font-style="italic" fo:font-weight="normal" officeooo:rsid="0005d9a5" style:font-style-asian="italic" style:font-weight-asian="normal" style:font-style-complex="italic" style:font-weight-complex="normal"/>
    </style:style>
    <style:style style:name="T7" style:family="text">
      <style:text-properties officeooo:rsid="0005d9a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5d9a5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officeooo:rsid="0005d9a5" style:font-style-asian="normal" style:font-weight-asian="normal" style:font-style-complex="normal" style:font-weight-complex="normal"/>
    </style:style>
    <style:style style:name="T12" style:family="text">
      <style:text-properties officeooo:rsid="00087c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6"><text:span text:style-name="T12">Sistema de </text:span>Seguimiento de Entrenamientos</text:p>
      <text:p text:style-name="P2"/>
      <text:p text:style-name="P2">Es un sitio en que los usuarios pueden asociare a gimnasios para llevar un registro de las rutinas de ejercicios que realizan y que los entrenadores puedan hacer un seguimiento no presencial de los usuarios del gimnasio, viendo los entrenamientos realizados por el usuario y ajustando las rutinas. </text:p>
      <text:p text:style-name="P2">Donde un <text:span text:style-name="T1">usuario</text:span> es un usuario de un <text:span text:style-name="T1">gimnasio</text:span> que puede tomar distintos roles: usuario, entrenador.</text:p>
      <text:p text:style-name="P2">Una <text:span text:style-name="T1">rutina</text:span> es un conjunto de <text:span text:style-name="T1">ejercicios</text:span> asociados a un usuario. </text:p>
      <text:p text:style-name="P2">Una <text:span text:style-name="T1">sesión</text:span> es un segmento de la rutina que se crea con la intención de que se ejecute de una vez. </text:p>
      <text:p text:style-name="P2">Los ejercicios van acompañados de sus cuantificadores, denominados <text:span text:style-name="T1">series</text:span>, los cuantificadores pueden ser: peso, velocidad, repeticiones, tiempo, etc. </text:p>
      <text:p text:style-name="P2">Un <text:span text:style-name="T1">entrenamiento</text:span> es un conjunto de ejercicios con sus respectivas series, que el usuario ya ha hecho efectivo. Puede estar asociado a una sesión de una rutina o no (entrenamiento "libre"). </text:p>
      <text:p text:style-name="P2"/>
      <text:p text:style-name="P2"/>
      <text:p text:style-name="P16">Historias de Usuario</text:p>
      <text:p text:style-name="P2"/>
      <text:p text:style-name="P2"><text:span text:style-name="T1">H1</text:span>. Un entrenador carga una rutina para un usuario </text:p>
      <text:p text:style-name="P10"><text:span text:style-name="T1">Dado que:</text:span> </text:p>
      <text:p text:style-name="P2"><text:span text:style-name="T3">E</text:span>l usuario tiene la cuota al día </text:p>
      <text:p text:style-name="P11">Cuando: </text:p>
      <text:p text:style-name="P2">Un entrenador cargue una rutina para un usuario </text:p>
      <text:p text:style-name="P2">Y complete todos las Sesiones de ejercicios </text:p>
      <text:p text:style-name="P11">Entonces: </text:p>
      <text:p text:style-name="P3">- Si el usuario no tiene el certificado m<text:span text:style-name="T3">é</text:span>dico al día se advierte.</text:p>
      <text:p text:style-name="P3">- Si el usuario no tiene la cuota al día se advierte.</text:p>
      <text:p text:style-name="P2">- Si el usuario posee otra rutina para ese gimnasio se dará de baja .</text:p>
      <text:p text:style-name="P3">- Si los ejercicios cargados trabajan los grupos musculares restringidos en el usuario se advierte.</text:p>
      <text:p text:style-name="P3">- Si las sesiones de ejercicios superan el tiempo que puede dedicar el usuario a cada entrenamiento se advierte.</text:p>
      <text:p text:style-name="P2">- Si tiene más de 60 años se enviara una notificación al administrador del gimnasio notificando la rutina creada. </text:p>
      <text:p text:style-name="P2"/>
      <text:p text:style-name="P2"><text:span text:style-name="T1">H2.</text:span> Un usuario carga un Entrenamiento asociado a una rutina </text:p>
      <text:p text:style-name="P11">Dado que: </text:p>
      <text:p text:style-name="P2">Un usuario tiene asociado un gimnasio .</text:p>
      <text:p text:style-name="P2">Y tiene asociada una rutina .</text:p>
      <text:p text:style-name="P2">Y que el usuario tiene la cuota al día .</text:p>
      <text:p text:style-name="P11">Cuando: </text:p>
      <text:p text:style-name="P2">El usuario carga un entrenamiento para una rutina </text:p>
      <text:p text:style-name="P2">Y especifica las acciones que hizo </text:p>
      <text:p text:style-name="P11">Entonces: </text:p>
      <text:p text:style-name="P3">- Si el usuario no tiene el certificado m<text:span text:style-name="T3">é</text:span>dico al día se advierte.</text:p>
      <text:p text:style-name="P3">- Si el usuario no tiene la cuota al día <text:s/>se advierte.</text:p>
      <text:p text:style-name="P2">- Si los ejercicios cargados trabajan los grupos musculares restringidos en el usuario se advierte.</text:p>
      <text:p text:style-name="P2">- Se informan los ejercicios que quedan pendientes para finalizar la rutina. </text:p>
      <text:p text:style-name="P2">- Se aconseja con que ejercicio continuar .<text:span text:style-name="T3">[I]</text:span></text:p>
      <text:p text:style-name="P2">- Se enviara una notificación al entrenador de los ejercicios hechos. </text:p>
      <text:p text:style-name="P2">- Si tiene más de 60 años se enviara una notificación al administrador del gimnasio notificando los ejercicios hechos. </text:p>
      <text:p text:style-name="P2"><text:soft-page-break/><text:s/></text:p>
      <text:p text:style-name="P2"/>
      <text:p text:style-name="P2"><text:span text:style-name="T1">H3.</text:span> Un usuario se genera su propia rutina asociada a un gimnasio </text:p>
      <text:p text:style-name="P11">Dado que: </text:p>
      <text:p text:style-name="P3">El usuario esta asociado a un gimnasio.</text:p>
      <text:p text:style-name="P3"><text:span text:style-name="T3">El usuario </text:span>tiene la cuota al día .</text:p>
      <text:p text:style-name="P11">Cuando: </text:p>
      <text:p text:style-name="P2">El usuario se carga su rutina con sus sesiones </text:p>
      <text:p text:style-name="P11">Entonces: </text:p>
      <text:p text:style-name="P2">- Si los ejercicios cargados trabajan los grupos musculares restringidos en el usuario se advierte.</text:p>
      <text:p text:style-name="P2">- Si las sesiones de ejercicios superan el tiempo que puede dedicar el usuario a cada entrenamiento se advierte.</text:p>
      <text:p text:style-name="P2">- <text:span text:style-name="T3">S</text:span>obre el trabajo incorrecto de grupos musculares en las sesiones (ejemplo "Tienes más de 3 ejercicios de <text:span text:style-name="T3">bíceps</text:span> para esta sesi<text:span text:style-name="T3">ó</text:span>n") <text:span text:style-name="T3">se advierte.</text:span></text:p>
      <text:p text:style-name="P2">- <text:span text:style-name="T3">Si</text:span> en las <text:span text:style-name="T3">s</text:span>eries los pesos superan más del 50 % de lo ultimo que tiene registrado para ese ejercicio <text:span text:style-name="T3">se advierte.</text:span></text:p>
      <text:p text:style-name="P2"/>
      <text:p text:style-name="P2"/>
      <text:p text:style-name="P2"><text:span text:style-name="T1">H4.</text:span> Un usuario se genera su propia rutina II </text:p>
      <text:p text:style-name="P11">Dado que: </text:p>
      <text:p text:style-name="P2">Existe una previa configuración de los grupos musculares básicos a trabajar en una sesión. </text:p>
      <text:p text:style-name="P11">Cuando: </text:p>
      <text:p text:style-name="P2">El usuario se carga su rutina con sus sesiones </text:p>
      <text:p text:style-name="P11">Entonces: </text:p>
      <text:p text:style-name="P2">- Se sugiere la carga de grupos musculares en las sesiones (ejemplo: "No estás trabajando bíceps") <text:span text:style-name="T3">[II]</text:span></text:p>
      <text:p text:style-name="P2"/>
      <text:p text:style-name="P2"/>
      <text:p text:style-name="P2"><text:span text:style-name="T1">H5.</text:span> Carga de una rutina con inicio/fin </text:p>
      <text:p text:style-name="P11">Dado que: </text:p>
      <text:p text:style-name="P2">Un usuario quiere realizar un entrenamiento programado </text:p>
      <text:p text:style-name="P2">Y se cargaron todas las sesiones con su correspondiente fecha </text:p>
      <text:p text:style-name="P2">Y la rutina tiene una fecha de inicio y una de fin </text:p>
      <text:p text:style-name="P11">Cuando: </text:p>
      <text:p text:style-name="P2"><text:span text:style-name="T3">E</text:span>l usuario carga los entrenamientos .</text:p>
      <text:p text:style-name="P11">Entonces: </text:p>
      <text:p text:style-name="P2">Si la fecha del entrenamiento no coincide con la planificada, da la opción de </text:p>
      <text:p text:style-name="P2">re planificar, lo que corre todas las rutinas X cantidad de días. </text:p>
      <text:p text:style-name="P2"/>
      <text:p text:style-name="P2"/>
      <text:p text:style-name="P2"><text:span text:style-name="T1">H6.</text:span> Un usuario carga una serie para un ejercicio </text:p>
      <text:p text:style-name="P11">Dado que: </text:p>
      <text:p text:style-name="P2">El usuario tiene una rutina.</text:p>
      <text:p text:style-name="P2">O el usuario este realizando un entrenamiento libre. </text:p>
      <text:p text:style-name="P2">O el usuario este cargando una serie para una rutina nueva. </text:p>
      <text:p text:style-name="P11">Cuando: </text:p>
      <text:p text:style-name="P2"/>
      <text:p text:style-name="P2"/>
      <text:p text:style-name="P2">El usuario carga las series relacionadas a un ejercicio. </text:p>
      <text:p text:style-name="P11">Entonces: </text:p>
      <text:p text:style-name="P2">Se valida que los cuantificadores seleccionados están habilitados para el ejercicio.</text:p>
      <text:p text:style-name="P2"/>
      <text:p text:style-name="P7"/>
      <text:p text:style-name="P7"><text:soft-page-break/></text:p>
      <text:p text:style-name="P7"/>
      <text:p text:style-name="P7">Aclaraciones</text:p>
      <text:p text:style-name="P7"/>
      <text:p text:style-name="P9"><text:span text:style-name="T5">[I]</text:span><text:span text:style-name="T4"> </text:span>En cuanto a las sugerencias de con que ejercicios continuar se basan en el orden de la carga de los ejercicios en la sesión.</text:p>
      <text:p text:style-name="P7"/>
      <text:p text:style-name="P8"><text:span text:style-name="T5">[II] </text:span>En cuanto a las sugerencias de carga de grupos musculares se basan en una configuración que fija los grupos musculares básicos a trabajar en una sesión. </text:p>
      <text:p text:style-name="P8"/>
      <text:p text:style-name="P14">Descripción del Dominio</text:p>
      <text:p text:style-name="P14"/>
      <text:p text:style-name="P4"><text:span text:style-name="T2">U</text:span><text:span text:style-name="T1">suario: </text:span><text:span text:style-name="T9">representa a un usuario del sistema puede ser un usuario o un entrenador. Tiene asociado <text:s/>“</text:span><text:span text:style-name="T6">0..n”</text:span><text:span text:style-name="T9"> gimnasios.</text:span></text:p>
      <text:p text:style-name="P4"><text:span text:style-name="T2">G</text:span><text:span text:style-name="T1">imnasio: </text:span><text:span text:style-name="T9">tiene </text:span><text:span text:style-name="T6">“0..n” </text:span><text:span text:style-name="T11">usuarios y al menos un entrenador.</text:span></text:p>
      <text:p text:style-name="P4"><text:span text:style-name="T2">R</text:span><text:span text:style-name="T1">utina: </text:span><text:span text:style-name="T9">representa varias sesiones de ejercicios y tiene asociado solo un usuario.</text:span></text:p>
      <text:p text:style-name="P4"><text:span text:style-name="T2">S</text:span><text:span text:style-name="T1">esión: </text:span><text:span text:style-name="T9">representa una sesión de entrenamiento, puede ser una sesión a realizar o una realizada. Osea que puede se se genere a partir de la carga de una rutina o de un entrenamiento.</text:span></text:p>
      <text:p text:style-name="P4"><text:span text:style-name="T2">E</text:span><text:span text:style-name="T1">jercicio: </text:span><text:span text:style-name="T9">representa a un ejercicio en particular, tiene asociado un grupo muscular y que cuantificadores permite.</text:span></text:p>
      <text:p text:style-name="P4"><text:span text:style-name="T2">S</text:span><text:span text:style-name="T1">erie: </text:span><text:span text:style-name="T9">representa a los cuantificadores de los ejercicios: pesos, repeticiones, tiempo, etc.</text:span></text:p>
      <text:p text:style-name="P5"><text:span text:style-name="T7">A</text:span>ccion: <text:span text:style-name="T8">representa la relación entre el ejercicio y la serie.</text:span></text:p>
      <text:p text:style-name="P13">Entrenamiento: <text:span text:style-name="T8">representa la visita al gimnasio del usuario, puede se el entrenamiento este asociado a una rutina preexistente o que sea un entrenamiento libre.</text:span></text:p>
      <text:p text:style-name="P12"><text:span text:style-name="T10">Otras entidades:</text:span><text:span text:style-name="T8"> GrupoMuscular, Rol, Notificac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officeooo:rsid="0003ad16" officeooo:paragraph-rsid="0003ad16"/>
    </style:style>
    <style:style style:name="MT1" style:family="text">
      <style:text-properties officeooo:rsid="00087cd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58cm" fo:margin-bottom="0.653cm" fo:margin-left="2cm" fo:margin-right="2cm" style:shadow="none" style:writing-mode="lr-tb" style:footnote-max-height="0cm">
        <style:footnote-sep style:width="0.018cm" style:line-style="solid" style:adjustment="left" style:rel-width="25%" style:color="#000000"/>
      </style:page-layout-properties>
      <style:header-style>
        <style:header-footer-properties svg:height="0.79cm" fo:margin-left="0cm" fo:margin-right="0cm" fo:margin-bottom="0.101cm" fo:border-top="none" fo:border-bottom="0.06pt solid #000000" fo:border-left="none" fo:border-right="none" fo:padding="0.1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-0.399cm" svg:y="-0.85cm" svg:width="0.79cm" svg:height="1.607cm" draw:z-index="0"><draw:image xlink:href="Pictures/10000000000000A30000011E6343E624.png" xlink:type="simple" xlink:show="embed" xlink:actuate="onLoad"/></draw:frame><text:tab/><text:tab/> <text:span text:style-name="MT1"><text:s/></text:span>Seminario de Ingeniería en Informática - Pablo Notari - 88548 </text:p>
      </style:header>
      <style:footer>
        <text:p text:style-name="Footer"><text:page-number text:select-page="current">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20:30:30.565241236</meta:creation-date>
    <dc:date>2014-10-15T16:44:46.261000000</dc:date>
    <meta:editing-duration>PT41M45S</meta:editing-duration>
    <meta:editing-cycles>5</meta:editing-cycles>
    <meta:generator>LibreOffice/4.3.2.2$Windows_x86 LibreOffice_project/edfb5295ba211bd31ad47d0bad0118690f76407d</meta:generator>
    <meta:document-statistic meta:table-count="0" meta:image-count="1" meta:object-count="0" meta:page-count="3" meta:paragraph-count="90" meta:word-count="931" meta:character-count="5565" meta:non-whitespace-character-count="4665"/>
  </office:meta>
</office:document-meta>
</file>